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dd7e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4" style:family="paragraph">
      <style:paragraph-properties fo:margin-left="0cm" fo:margin-right="0cm" fo:margin-top="0.42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1.27cm" fo:margin-right="0cm" fo:margin-top="0.42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7pt" fo:letter-spacing="normal" fo:font-style="normal" style:text-underline-style="none" fo:font-weight="normal" style:font-name-asian="Verdana" style:font-size-asian="17pt" style:font-style-asian="normal" style:font-weight-asian="normal" style:font-name-complex="Verdana" style:font-size-complex="1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42cm" text:min-label-width="0.928cm"/>
        <style:text-properties style:font-name="Arial" fo:color="#000000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42cm" text:min-label-width="0.9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héma de borniers du “Convoyeur SAE AII”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chéma de borniers du “Convoyeur SAE AII”</text:span></text:p>
          </draw:text-box>
        </draw:frame>
        <draw:frame draw:name="Google Shape;55;p13" presentation:style-name="pr2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Les nombres noirs en gras représentent le numéro des bornes de la porte de l’armoire.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Les indications rouges en gras indiquent les bornes de branchement des relais pour les capteurs.</text:span></text:p>
              </text:list-item>
            </text:list>
            <text:p text:style-name="P5"><text:span text:style-name="T2"/></text:p>
            <text:list text:continue-numbering="true" text:style-name="L2">
              <text:list-item>
                <text:p text:style-name="P4"><text:span text:style-name="T2">P4 correspond à Pθ, qui lui même représente le capteur de température du four de trempe.</text:span></text:p>
              </text:list-item>
            </text:list>
          </draw:text-box>
        </draw:frame>
        <presentation:notes draw:style-name="dp2">
          <draw:page-thumbnail draw:name="Google Shape;51;g126a3d75843_0_0:notes" draw:style-name="gr1" draw:layer="layout" svg:width="16.932cm" svg:height="9.524cm" svg:x="1.059cm" svg:y="1.905cm" draw:page-number="1" presentation:class="page"/>
          <draw:frame draw:name="Google Shape;52;g126a3d75843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custom-shape draw:name="Google Shape;60;p14" draw:style-name="gr2" draw:text-style-name="P8" draw:layer="layout" svg:width="0.81cm" svg:height="3.701cm" svg:x="10.421cm" svg:y="4.74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3" draw:text-style-name="P9" draw:layer="layout" svg:width="0.81cm" svg:height="3.701cm" svg:x="9.61cm" svg:y="4.74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9" draw:layer="layout" svg:width="0.81cm" svg:height="3.701cm" svg:x="12.721cm" svg:y="4.74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2" draw:text-style-name="P8" draw:layer="layout" svg:width="0.81cm" svg:height="3.701cm" svg:x="14.351cm" svg:y="4.748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3" draw:text-style-name="P9" draw:layer="layout" svg:width="0.81cm" svg:height="3.701cm" svg:x="13.527cm" svg:y="4.74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8" draw:layer="layout" svg:width="0.81cm" svg:height="3.701cm" svg:x="17.556cm" svg:y="4.748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9" draw:layer="layout" svg:width="0.81cm" svg:height="3.701cm" svg:x="16.745cm" svg:y="4.74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4" draw:text-style-name="P10" draw:layer="layout" svg:width="1.62cm" svg:height="0.001cm" draw:transform="rotate (-1.5707963267949) translate (10.015cm 8.4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4" draw:style-name="gr5" draw:text-style-name="P10" draw:layer="layout" svg:width="1.621cm" svg:height="0.001cm" draw:transform="rotate (1.5702727280193) translate (10.015cm 4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4" draw:style-name="gr4" draw:text-style-name="P10" draw:layer="layout" svg:width="1.62cm" svg:height="0.001cm" draw:transform="rotate (-1.5707963267949) translate (17.15cm 8.4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4" draw:style-name="gr4" draw:text-style-name="P10" draw:layer="layout" svg:width="1.62cm" svg:height="0.001cm" draw:transform="rotate (-1.5707963267949) translate (13.929cm 8.4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4" draw:style-name="gr4" draw:text-style-name="P10" draw:layer="layout" svg:width="1.62cm" svg:height="0.001cm" draw:transform="rotate (-1.5707963267949) translate (13.126cm 8.4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4" draw:style-name="gr4" draw:text-style-name="P10" draw:layer="layout" svg:width="0.007cm" svg:height="1.489cm" draw:transform="rotate (-3.14159265358979) translate (10.824cm 10.0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14" draw:style-name="gr6" draw:text-style-name="P10" draw:layer="layout" svg:width="1.621cm" svg:height="0.001cm" draw:transform="rotate (1.5702727280193) translate (10.826cm 4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4" draw:style-name="gr6" draw:text-style-name="P10" draw:layer="layout" svg:width="1.621cm" svg:height="0.001cm" draw:transform="rotate (1.5702727280193) translate (13.126cm 4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4" draw:style-name="gr6" draw:text-style-name="P10" draw:layer="layout" svg:width="1.621cm" svg:height="0.001cm" draw:transform="rotate (1.5702727280193) translate (13.937cm 4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4" draw:style-name="gr6" draw:text-style-name="P10" draw:layer="layout" svg:width="1.621cm" svg:height="0.001cm" draw:transform="rotate (1.5702727280193) translate (14.731cm 4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4" draw:style-name="gr6" draw:text-style-name="P10" draw:layer="layout" svg:width="1.621cm" svg:height="0.001cm" draw:transform="rotate (1.5702727280193) translate (17.15cm 4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4" draw:style-name="gr6" draw:text-style-name="P10" draw:layer="layout" svg:width="1.621cm" svg:height="0.001cm" draw:transform="rotate (1.5702727280193) translate (17.961cm 4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4" draw:style-name="gr7" draw:text-style-name="P12" draw:layer="layout" svg:width="3.999cm" svg:height="0.932cm" draw:transform="rotate (-1.5694000633933) translate (15.216cm 10.001cm)">
          <text:p text:style-name="P11"><text:span text:style-name="T3">XD20</text:span><text:span text:style-name="T4">-(H2) / </text:span><text:span text:style-name="T3">XD8</text:span><text:span text:style-name="T4">-(H3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7" draw:text-style-name="P12" draw:layer="layout" svg:width="2.499cm" svg:height="0.932cm" draw:transform="rotate (-1.5694000633933) translate (14.404cm 10.5cm)">
          <text:p text:style-name="P11"><text:span text:style-name="T3">XD7</text:span><text:span text:style-name="T4">-(H3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7" draw:text-style-name="P12" draw:layer="layout" svg:width="2.499cm" svg:height="0.932cm" draw:transform="rotate (-1.5694000633933) translate (17.608cm 10.499cm)">
          <text:p text:style-name="P11"><text:span text:style-name="T3">XD9</text:span><text:span text:style-name="T4">-(H4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7" draw:text-style-name="P12" draw:layer="layout" svg:width="2.499cm" svg:height="0.932cm" draw:transform="rotate (-1.5694000633933) translate (18.419cm 10.499cm)">
          <text:p text:style-name="P11"><text:span text:style-name="T3">XD10</text:span><text:span text:style-name="T4">-(H4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7" draw:text-style-name="P12" draw:layer="layout" svg:width="2.499cm" svg:height="0.932cm" draw:transform="rotate (-1.5697491292437) translate (10.475cm 10.5cm)">
          <text:p text:style-name="P11"><text:span text:style-name="T3">XD25</text:span><text:span text:style-name="T4">-(H1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8" draw:text-style-name="P12" draw:layer="layout" svg:width="2.499cm" svg:height="0.939cm" draw:transform="rotate (-1.5694000633933) translate (11.294cm 10.501cm)">
          <text:p text:style-name="P11"><text:span text:style-name="T3">XD26</text:span><text:span text:style-name="T4">-(H1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7" draw:text-style-name="P12" draw:layer="layout" svg:width="2.499cm" svg:height="0.932cm" draw:transform="rotate (-1.5694000633933) translate (13.585cm 10.499cm)">
          <text:p text:style-name="P11"><text:span text:style-name="T3">XD19</text:span><text:span text:style-name="T4">-(H2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7" draw:text-style-name="P12" draw:layer="layout" svg:width="1.499cm" svg:height="0.89cm" draw:transform="rotate (-1.56748020121611) translate (10.454cm 1.357cm)">
          <text:p text:style-name="P11"><text:span text:style-name="T5">+ 24 V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7" draw:text-style-name="P12" draw:layer="layout" svg:width="1.799cm" svg:height="0.89cm" draw:transform="rotate (-1.5688764646177) translate (11.269cm 1.316cm)">
          <text:p text:style-name="P11"><text:span text:style-name="T5">Commu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7" draw:text-style-name="P12" draw:layer="layout" svg:width="1.299cm" svg:height="0.89cm" draw:transform="rotate (-1.5695745963185) translate (13.651cm 1.608cm)">
          <text:p text:style-name="P11"><text:span text:style-name="T5">Q1-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7" draw:text-style-name="P12" draw:layer="layout" svg:width="1.299cm" svg:height="0.89cm" draw:transform="rotate (-1.5688764646177) translate (17.589cm 1.716cm)">
          <text:p text:style-name="P11"><text:span text:style-name="T5">Q3-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7" draw:text-style-name="P12" draw:layer="layout" svg:width="1.299cm" svg:height="0.89cm" draw:transform="rotate (-1.56817833291691) translate (14.381cm 1.607cm)">
          <text:p text:style-name="P11"><text:span text:style-name="T5">Q2-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4" draw:text-style-name="P10" draw:layer="layout" svg:width="0.007cm" svg:height="1.489cm" draw:transform="rotate (-3.14159265358979) translate (14.758cm 9.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14" draw:style-name="gr4" draw:text-style-name="P10" draw:layer="layout" svg:width="0.007cm" svg:height="1.489cm" draw:transform="rotate (-3.14159265358979) translate (17.963cm 9.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14" draw:style-name="gr7" draw:text-style-name="P12" draw:layer="layout" svg:width="5.999cm" svg:height="1.693cm" svg:x="0cm" svg:y="0cm">
          <text:p text:style-name="P11"><text:span text:style-name="T6">Borniers de commande </text:span></text:p>
          <text:p text:style-name="P11"><text:span text:style-name="T6">Partie voyant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7" draw:text-style-name="P12" draw:layer="layout" svg:width="1.702cm" svg:height="1.059cm" draw:transform="rotate (-1.5707963267949) translate (10.54cm 5.747cm)">
          <text:p text:style-name="P11"><text:span text:style-name="T7">XV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7" draw:text-style-name="P12" draw:layer="layout" svg:width="1.702cm" svg:height="1.059cm" draw:transform="rotate (-1.5707963267949) translate (11.351cm 5.747cm)">
          <text:p text:style-name="P11"><text:span text:style-name="T7">XV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7" draw:text-style-name="P12" draw:layer="layout" svg:width="1.702cm" svg:height="1.059cm" draw:transform="rotate (-1.5707963267949) translate (13.651cm 5.747cm)">
          <text:p text:style-name="P11"><text:span text:style-name="T7">XV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7" draw:text-style-name="P12" draw:layer="layout" svg:width="1.702cm" svg:height="1.059cm" draw:transform="rotate (-1.5707963267949) translate (14.462cm 5.747cm)">
          <text:p text:style-name="P11"><text:span text:style-name="T7">XV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7" draw:text-style-name="P12" draw:layer="layout" svg:width="1.702cm" svg:height="1.059cm" draw:transform="rotate (-1.5707963267949) translate (15.245cm 5.713cm)">
          <text:p text:style-name="P11"><text:span text:style-name="T7">XV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7" draw:text-style-name="P12" draw:layer="layout" svg:width="1.702cm" svg:height="1.059cm" draw:transform="rotate (-1.5707963267949) translate (17.675cm 5.78cm)">
          <text:p text:style-name="P11"><text:span text:style-name="T7">XV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7" draw:text-style-name="P12" draw:layer="layout" svg:width="1.702cm" svg:height="1.059cm" draw:transform="rotate (-1.5707963267949) translate (18.486cm 5.747cm)">
          <text:p text:style-name="P11"><text:span text:style-name="T7">XV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7" draw:text-style-name="P12" draw:layer="layout" svg:width="1.799cm" svg:height="0.89cm" draw:transform="rotate (-1.5694000633933) translate (18.4cm 1.325cm)">
          <text:p text:style-name="P11"><text:span text:style-name="T5">Commu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7" draw:text-style-name="P12" draw:layer="layout" svg:width="1.799cm" svg:height="0.89cm" draw:transform="rotate (-1.5694000633933) translate (15.15cm 1.316cm)">
          <text:p text:style-name="P11"><text:span text:style-name="T5">Commu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9" draw:text-style-name="P13" draw:layer="layout" svg:width="0.81cm" svg:height="3.701cm" svg:x="6.904cm" svg:y="4.743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10" draw:text-style-name="P14" draw:layer="layout" svg:width="0.81cm" svg:height="3.701cm" svg:x="7.715cm" svg:y="4.743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6" draw:text-style-name="P10" draw:layer="layout" svg:width="1.621cm" svg:height="0.001cm" draw:transform="rotate (1.5702727280193) translate (7.715cm 4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4" draw:style-name="gr4" draw:text-style-name="P10" draw:layer="layout" svg:width="0.007cm" svg:height="1.489cm" draw:transform="rotate (-3.14159265358979) translate (7.722cm 9.9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7;p14" draw:style-name="gr7" draw:text-style-name="P12" draw:layer="layout" svg:width="1.807cm" svg:height="0.89cm" draw:transform="rotate (-1.5694000633933) translate (8.146cm 10.736cm)">
          <text:p text:style-name="P11"><text:span text:style-name="T5">Terr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7" draw:text-style-name="P12" draw:layer="layout" svg:width="1.807cm" svg:height="0.89cm" draw:transform="rotate (-1.5694000633933) translate (8.146cm 1.358cm)">
          <text:p text:style-name="P11"><text:span text:style-name="T5">Terr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7" draw:text-style-name="P12" draw:layer="layout" svg:width="1.702cm" svg:height="1.059cm" draw:transform="rotate (-1.5707963267949) translate (8.236cm 5.8cm)">
          <text:p text:style-name="P11"><text:span text:style-name="T7">X-P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p:notes" draw:style-name="gr1" draw:layer="layout" svg:width="16.933cm" svg:height="9.524cm" svg:x="1.059cm" svg:y="1.905cm" draw:page-number="2" presentation:class="page"/>
          <draw:frame draw:name="Google Shape;58;p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14;p15" draw:style-name="gr2" draw:text-style-name="P8" draw:layer="layout" svg:width="0.81cm" svg:height="3.701cm" svg:x="2.988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3" draw:text-style-name="P9" draw:layer="layout" svg:width="0.81cm" svg:height="3.701cm" svg:x="3.798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5" draw:text-style-name="P10" draw:layer="layout" svg:width="1.621cm" svg:height="0.001cm" draw:transform="rotate (1.5702727280193) translate (3.416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5" draw:style-name="gr6" draw:text-style-name="P10" draw:layer="layout" svg:width="1.621cm" svg:height="0.001cm" draw:transform="rotate (1.5702727280193) translate (4.203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15" draw:style-name="gr7" draw:text-style-name="P12" draw:layer="layout" svg:width="1.499cm" svg:height="0.89cm" draw:transform="rotate (-1.5690509975429) translate (3.92cm 1.661cm)">
          <text:p text:style-name="P11"><text:span text:style-name="T5">+ 24 V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5" draw:style-name="gr4" draw:text-style-name="P10" draw:layer="layout" svg:width="1.62cm" svg:height="0.001cm" draw:transform="rotate (-1.5707963267949) translate (3.371cm 8.7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15" draw:style-name="gr4" draw:text-style-name="P10" draw:layer="layout" svg:width="0.007cm" svg:height="1.489cm" draw:transform="rotate (-3.14159265358979) translate (4.206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15" draw:style-name="gr7" draw:text-style-name="P12" draw:layer="layout" svg:width="3.199cm" svg:height="0.89cm" draw:transform="rotate (-1.5692255304681) translate (11.451cm 10.399cm)">
          <text:p text:style-name="P11"><text:span text:style-name="T8">XD2 / XD3 / XD2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5" draw:style-name="gr7" draw:text-style-name="P12" draw:layer="layout" svg:width="1.702cm" svg:height="1.059cm" draw:transform="rotate (-1.5707963267949) translate (3.918cm 5.991cm)">
          <text:p text:style-name="P11"><text:span text:style-name="T7">XC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5" draw:style-name="gr7" draw:text-style-name="P12" draw:layer="layout" svg:width="1.702cm" svg:height="1.059cm" draw:transform="rotate (-1.5707963267949) translate (4.728cm 6.006cm)">
          <text:p text:style-name="P11"><text:span text:style-name="T7">XC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5" draw:style-name="gr3" draw:text-style-name="P9" draw:layer="layout" svg:width="0.81cm" svg:height="3.701cm" svg:x="4.609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5" draw:style-name="gr4" draw:text-style-name="P10" draw:layer="layout" svg:width="0.007cm" svg:height="1.489cm" draw:transform="rotate (-3.14159265358979) translate (5.017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6;p15" draw:style-name="gr6" draw:text-style-name="P10" draw:layer="layout" svg:width="1.621cm" svg:height="0.001cm" draw:transform="rotate (1.5702727280193) translate (4.991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5" draw:style-name="gr7" draw:text-style-name="P12" draw:layer="layout" svg:width="1.702cm" svg:height="1.059cm" draw:transform="rotate (-1.5707963267949) translate (5.539cm 6.006cm)">
          <text:p text:style-name="P11"><text:span text:style-name="T7">XC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5" draw:style-name="gr7" draw:text-style-name="P12" draw:layer="layout" svg:width="0.999cm" svg:height="0.89cm" draw:transform="rotate (-1.5690509975429) translate (4.644cm 1.911cm)">
          <text:p text:style-name="P11"><text:span text:style-name="T5">I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5" draw:style-name="gr7" draw:text-style-name="P12" draw:layer="layout" svg:width="0.999cm" svg:height="0.89cm" draw:transform="rotate (-1.5690509975429) translate (5.431cm 1.911cm)">
          <text:p text:style-name="P11"><text:span text:style-name="T5">I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5" draw:style-name="gr7" draw:text-style-name="P12" draw:layer="layout" svg:width="1.663cm" svg:height="0.89cm" draw:transform="rotate (-1.5692255304681) translate (4.643cm 11.07cm)">
          <text:p text:style-name="P11"><text:span text:style-name="T5">P1-</text:span><text:span text:style-name="T9">NO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5" draw:style-name="gr7" draw:text-style-name="P12" draw:layer="layout" svg:width="1.759cm" svg:height="1.271cm" draw:transform="rotate (-1.5694000633933) translate (3.999cm 11.07cm)">
          <text:p text:style-name="P11"><text:span text:style-name="T5">P1-</text:span><text:span text:style-name="T9">COM</text:span></text:p>
          <text:p text:style-name="P11"><text:span text:style-name="T5">P2-</text:span><text:span text:style-name="T9">COM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3" draw:text-style-name="P9" draw:layer="layout" svg:width="0.81cm" svg:height="3.701cm" svg:x="5.42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6" draw:text-style-name="P10" draw:layer="layout" svg:width="1.621cm" svg:height="0.001cm" draw:transform="rotate (1.5702727280193) translate (5.825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5" draw:style-name="gr4" draw:text-style-name="P10" draw:layer="layout" svg:width="0.007cm" svg:height="1.489cm" draw:transform="rotate (-3.14159265358979) translate (5.823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15" draw:style-name="gr7" draw:text-style-name="P12" draw:layer="layout" svg:width="1.999cm" svg:height="0.89cm" draw:transform="rotate (-1.5690509975429) translate (6.26cm 10.95cm)">
          <text:p text:style-name="P11"><text:span text:style-name="T5">P2-</text:span><text:span text:style-name="T9">NF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5" draw:style-name="gr7" draw:text-style-name="P12" draw:layer="layout" svg:width="1.999cm" svg:height="0.89cm" draw:transform="rotate (-1.5695745963185) translate (5.454cm 10.903cm)">
          <text:p text:style-name="P11"><text:span text:style-name="T5">P2-</text:span><text:span text:style-name="T9">NO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7" draw:text-style-name="P12" draw:layer="layout" svg:width="0.999cm" svg:height="0.89cm" draw:transform="rotate (-1.5690509975429) translate (6.265cm 1.911cm)">
          <text:p text:style-name="P11"><text:span text:style-name="T5">I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5" draw:style-name="gr7" draw:text-style-name="P12" draw:layer="layout" svg:width="1.702cm" svg:height="1.059cm" draw:transform="rotate (-1.5707963267949) translate (6.346cm 6.006cm)">
          <text:p text:style-name="P11"><text:span text:style-name="T7">XC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5" draw:style-name="gr2" draw:text-style-name="P8" draw:layer="layout" svg:width="0.81cm" svg:height="3.701cm" svg:x="6.825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5" draw:style-name="gr3" draw:text-style-name="P9" draw:layer="layout" svg:width="0.81cm" svg:height="3.701cm" svg:x="7.635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5" draw:text-style-name="P10" draw:layer="layout" svg:width="1.621cm" svg:height="0.001cm" draw:transform="rotate (1.5702727280193) translate (7.253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15" draw:style-name="gr6" draw:text-style-name="P10" draw:layer="layout" svg:width="1.621cm" svg:height="0.001cm" draw:transform="rotate (1.5702727280193) translate (8.04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15" draw:style-name="gr7" draw:text-style-name="P12" draw:layer="layout" svg:width="1.499cm" svg:height="0.89cm" draw:transform="rotate (-1.5690509975429) translate (7.757cm 1.661cm)">
          <text:p text:style-name="P11"><text:span text:style-name="T5">+ 24 V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5" draw:style-name="gr4" draw:text-style-name="P10" draw:layer="layout" svg:width="1.62cm" svg:height="0.001cm" draw:transform="rotate (-1.5707963267949) translate (7.208cm 8.7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15" draw:style-name="gr4" draw:text-style-name="P10" draw:layer="layout" svg:width="0.007cm" svg:height="1.489cm" draw:transform="rotate (-3.14159265358979) translate (8.043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6;p15" draw:style-name="gr7" draw:text-style-name="P12" draw:layer="layout" svg:width="1.702cm" svg:height="1.059cm" draw:transform="rotate (-1.5707963267949) translate (7.755cm 5.991cm)">
          <text:p text:style-name="P11"><text:span text:style-name="T7">XC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5" draw:style-name="gr7" draw:text-style-name="P12" draw:layer="layout" svg:width="1.702cm" svg:height="1.059cm" draw:transform="rotate (-1.5707963267949) translate (8.565cm 6.006cm)">
          <text:p text:style-name="P11"><text:span text:style-name="T7">XC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5" draw:style-name="gr3" draw:text-style-name="P9" draw:layer="layout" svg:width="0.81cm" svg:height="3.701cm" svg:x="8.446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5" draw:style-name="gr4" draw:text-style-name="P10" draw:layer="layout" svg:width="0.007cm" svg:height="1.489cm" draw:transform="rotate (-3.14159265358979) translate (8.854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15" draw:style-name="gr6" draw:text-style-name="P10" draw:layer="layout" svg:width="1.621cm" svg:height="0.001cm" draw:transform="rotate (1.5702727280193) translate (8.828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5" draw:style-name="gr7" draw:text-style-name="P12" draw:layer="layout" svg:width="1.702cm" svg:height="1.059cm" draw:transform="rotate (-1.5707963267949) translate (9.376cm 6.006cm)">
          <text:p text:style-name="P11"><text:span text:style-name="T7">XC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5" draw:style-name="gr7" draw:text-style-name="P12" draw:layer="layout" svg:width="0.999cm" svg:height="0.89cm" draw:transform="rotate (-1.5690509975429) translate (8.481cm 1.911cm)">
          <text:p text:style-name="P11"><text:span text:style-name="T5">I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5" draw:style-name="gr7" draw:text-style-name="P12" draw:layer="layout" svg:width="0.999cm" svg:height="0.89cm" draw:transform="rotate (-1.5690509975429) translate (9.268cm 1.911cm)">
          <text:p text:style-name="P11"><text:span text:style-name="T5">I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5" draw:style-name="gr7" draw:text-style-name="P12" draw:layer="layout" svg:width="1.663cm" svg:height="0.89cm" draw:transform="rotate (-1.5692255304681) translate (8.48cm 11.07cm)">
          <text:p text:style-name="P11"><text:span text:style-name="T5">P3-</text:span><text:span text:style-name="T9">NF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5" draw:style-name="gr7" draw:text-style-name="P12" draw:layer="layout" svg:width="1.759cm" svg:height="1.271cm" draw:transform="rotate (-1.5694000633933) translate (7.836cm 11.07cm)">
          <text:p text:style-name="P11"><text:span text:style-name="T5">P3-</text:span><text:span text:style-name="T9">COM</text:span></text:p>
          <text:p text:style-name="P11"><text:span text:style-name="T5">P4-</text:span><text:span text:style-name="T9">COM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5" draw:style-name="gr3" draw:text-style-name="P9" draw:layer="layout" svg:width="0.81cm" svg:height="3.701cm" svg:x="9.257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5" draw:style-name="gr6" draw:text-style-name="P10" draw:layer="layout" svg:width="1.621cm" svg:height="0.001cm" draw:transform="rotate (1.5702727280193) translate (9.662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5" draw:style-name="gr4" draw:text-style-name="P10" draw:layer="layout" svg:width="0.007cm" svg:height="1.489cm" draw:transform="rotate (-3.14159265358979) translate (9.66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15" draw:style-name="gr7" draw:text-style-name="P12" draw:layer="layout" svg:width="1.999cm" svg:height="0.89cm" draw:transform="rotate (-1.5690509975429) translate (10.097cm 10.95cm)">
          <text:p text:style-name="P11"><text:span text:style-name="T5">P4-</text:span><text:span text:style-name="T9">NF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7" draw:text-style-name="P12" draw:layer="layout" svg:width="1.999cm" svg:height="0.89cm" draw:transform="rotate (-1.5695745963185) translate (9.291cm 10.903cm)">
          <text:p text:style-name="P11"><text:span text:style-name="T5">P4-</text:span><text:span text:style-name="T9">NO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5" draw:style-name="gr7" draw:text-style-name="P12" draw:layer="layout" svg:width="0.999cm" svg:height="0.89cm" draw:transform="rotate (-1.5690509975429) translate (10.102cm 1.911cm)">
          <text:p text:style-name="P11"><text:span text:style-name="T5">I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7" draw:text-style-name="P12" draw:layer="layout" svg:width="1.702cm" svg:height="1.059cm" draw:transform="rotate (-1.5707963267949) translate (10.183cm 6.006cm)">
          <text:p text:style-name="P11"><text:span text:style-name="T7">XC8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5" draw:style-name="gr2" draw:text-style-name="P8" draw:layer="layout" svg:width="0.81cm" svg:height="3.701cm" svg:x="10.657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3" draw:text-style-name="P9" draw:layer="layout" svg:width="0.81cm" svg:height="3.701cm" svg:x="11.467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5" draw:text-style-name="P10" draw:layer="layout" svg:width="1.621cm" svg:height="0.001cm" draw:transform="rotate (1.5702727280193) translate (11.085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5" draw:style-name="gr6" draw:text-style-name="P10" draw:layer="layout" svg:width="1.621cm" svg:height="0.001cm" draw:transform="rotate (1.5702727280193) translate (11.872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5" draw:style-name="gr7" draw:text-style-name="P12" draw:layer="layout" svg:width="1.499cm" svg:height="0.89cm" draw:transform="rotate (-1.5690509975429) translate (11.589cm 1.661cm)">
          <text:p text:style-name="P11"><text:span text:style-name="T5">+ 24 V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5" draw:style-name="gr4" draw:text-style-name="P10" draw:layer="layout" svg:width="1.62cm" svg:height="0.001cm" draw:transform="rotate (-1.5707963267949) translate (11.04cm 8.7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5" draw:style-name="gr4" draw:text-style-name="P10" draw:layer="layout" svg:width="0.007cm" svg:height="1.489cm" draw:transform="rotate (-3.14159265358979) translate (11.875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15" draw:style-name="gr7" draw:text-style-name="P12" draw:layer="layout" svg:width="1.702cm" svg:height="1.059cm" draw:transform="rotate (-1.5707963267949) translate (11.587cm 5.991cm)">
          <text:p text:style-name="P11"><text:span text:style-name="T7">XC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5" draw:style-name="gr7" draw:text-style-name="P12" draw:layer="layout" svg:width="1.702cm" svg:height="1.059cm" draw:transform="rotate (-1.5707963267949) translate (12.397cm 6.006cm)">
          <text:p text:style-name="P11"><text:span text:style-name="T7">XC1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5" draw:style-name="gr3" draw:text-style-name="P9" draw:layer="layout" svg:width="0.81cm" svg:height="3.701cm" svg:x="12.278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5" draw:style-name="gr4" draw:text-style-name="P10" draw:layer="layout" svg:width="0.007cm" svg:height="1.489cm" draw:transform="rotate (-3.14159265358979) translate (12.686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15" draw:style-name="gr6" draw:text-style-name="P10" draw:layer="layout" svg:width="1.621cm" svg:height="0.001cm" draw:transform="rotate (1.5702727280193) translate (12.66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15" draw:style-name="gr7" draw:text-style-name="P12" draw:layer="layout" svg:width="1.702cm" svg:height="1.059cm" draw:transform="rotate (-1.5707963267949) translate (13.208cm 6.006cm)">
          <text:p text:style-name="P11"><text:span text:style-name="T7">XC1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7" draw:text-style-name="P12" draw:layer="layout" svg:width="0.999cm" svg:height="0.89cm" draw:transform="rotate (-1.5690509975429) translate (12.313cm 1.911cm)">
          <text:p text:style-name="P11"><text:span text:style-name="T5">I8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5" draw:style-name="gr7" draw:text-style-name="P12" draw:layer="layout" svg:width="0.999cm" svg:height="0.89cm" draw:transform="rotate (-1.5690509975429) translate (13.1cm 1.911cm)">
          <text:p text:style-name="P11"><text:span text:style-name="T5">I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5" draw:style-name="gr3" draw:text-style-name="P9" draw:layer="layout" svg:width="0.81cm" svg:height="3.701cm" svg:x="13.089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5" draw:style-name="gr6" draw:text-style-name="P10" draw:layer="layout" svg:width="1.621cm" svg:height="0.001cm" draw:transform="rotate (1.5702727280193) translate (13.494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15" draw:style-name="gr4" draw:text-style-name="P10" draw:layer="layout" svg:width="0.007cm" svg:height="1.489cm" draw:transform="rotate (-3.14159265358979) translate (13.492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1;p15" draw:style-name="gr7" draw:text-style-name="P12" draw:layer="layout" svg:width="0.999cm" svg:height="0.89cm" draw:transform="rotate (-1.5690509975429) translate (13.934cm 1.911cm)">
          <text:p text:style-name="P11"><text:span text:style-name="T5">IA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5" draw:style-name="gr7" draw:text-style-name="P12" draw:layer="layout" svg:width="1.702cm" svg:height="1.059cm" draw:transform="rotate (-1.5707963267949) translate (14.014cm 6.006cm)">
          <text:p text:style-name="P11"><text:span text:style-name="T7">XC1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5" draw:style-name="gr2" draw:text-style-name="P8" draw:layer="layout" svg:width="0.81cm" svg:height="3.701cm" svg:x="14.532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5" draw:style-name="gr3" draw:text-style-name="P9" draw:layer="layout" svg:width="0.81cm" svg:height="3.701cm" svg:x="15.343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5" draw:style-name="gr5" draw:text-style-name="P10" draw:layer="layout" svg:width="1.621cm" svg:height="0.001cm" draw:transform="rotate (1.5702727280193) translate (14.96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6;p15" draw:style-name="gr6" draw:text-style-name="P10" draw:layer="layout" svg:width="1.621cm" svg:height="0.001cm" draw:transform="rotate (1.5702727280193) translate (15.747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15" draw:style-name="gr7" draw:text-style-name="P12" draw:layer="layout" svg:width="1.499cm" svg:height="0.89cm" draw:transform="rotate (-1.5690509975429) translate (15.464cm 1.661cm)">
          <text:p text:style-name="P11"><text:span text:style-name="T5">+ 24 V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5" draw:style-name="gr4" draw:text-style-name="P10" draw:layer="layout" svg:width="1.62cm" svg:height="0.001cm" draw:transform="rotate (-1.5707963267949) translate (14.915cm 8.7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15" draw:style-name="gr4" draw:text-style-name="P10" draw:layer="layout" svg:width="0.007cm" svg:height="1.489cm" draw:transform="rotate (-3.14159265358979) translate (15.75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15" draw:style-name="gr7" draw:text-style-name="P12" draw:layer="layout" svg:width="1.702cm" svg:height="1.059cm" draw:transform="rotate (-1.5707963267949) translate (15.462cm 5.991cm)">
          <text:p text:style-name="P11"><text:span text:style-name="T7">XC1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5" draw:style-name="gr7" draw:text-style-name="P12" draw:layer="layout" svg:width="1.702cm" svg:height="1.059cm" draw:transform="rotate (-1.5707963267949) translate (16.273cm 6.006cm)">
          <text:p text:style-name="P11"><text:span text:style-name="T7">XC1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5" draw:style-name="gr3" draw:text-style-name="P9" draw:layer="layout" svg:width="0.81cm" svg:height="3.701cm" svg:x="16.153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5" draw:style-name="gr4" draw:text-style-name="P10" draw:layer="layout" svg:width="0.007cm" svg:height="1.489cm" draw:transform="rotate (-3.14159265358979) translate (16.561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15" draw:style-name="gr6" draw:text-style-name="P10" draw:layer="layout" svg:width="1.621cm" svg:height="0.001cm" draw:transform="rotate (1.5702727280193) translate (16.535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15" draw:style-name="gr7" draw:text-style-name="P12" draw:layer="layout" svg:width="1.702cm" svg:height="1.059cm" draw:transform="rotate (-1.5707963267949) translate (17.083cm 6.006cm)">
          <text:p text:style-name="P11"><text:span text:style-name="T7">XC1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5" draw:style-name="gr7" draw:text-style-name="P12" draw:layer="layout" svg:width="0.999cm" svg:height="0.89cm" draw:transform="rotate (-1.5690509975429) translate (16.188cm 1.911cm)">
          <text:p text:style-name="P11"><text:span text:style-name="T5">IB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5" draw:style-name="gr7" draw:text-style-name="P12" draw:layer="layout" svg:width="0.999cm" svg:height="0.89cm" draw:transform="rotate (-1.5690509975429) translate (16.975cm 1.911cm)">
          <text:p text:style-name="P11"><text:span text:style-name="T5">IC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5" draw:style-name="gr2" draw:text-style-name="P8" draw:layer="layout" svg:width="0.81cm" svg:height="3.701cm" svg:x="17.677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5" draw:style-name="gr3" draw:text-style-name="P9" draw:layer="layout" svg:width="0.81cm" svg:height="3.701cm" svg:x="18.488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5" draw:style-name="gr5" draw:text-style-name="P10" draw:layer="layout" svg:width="1.621cm" svg:height="0.001cm" draw:transform="rotate (1.5702727280193) translate (18.105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15" draw:style-name="gr6" draw:text-style-name="P10" draw:layer="layout" svg:width="1.621cm" svg:height="0.001cm" draw:transform="rotate (1.5702727280193) translate (18.893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15" draw:style-name="gr7" draw:text-style-name="P12" draw:layer="layout" svg:width="1.499cm" svg:height="0.89cm" draw:transform="rotate (-1.5690509975429) translate (18.609cm 1.661cm)">
          <text:p text:style-name="P11"><text:span text:style-name="T5">+ 24 V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5" draw:style-name="gr4" draw:text-style-name="P10" draw:layer="layout" svg:width="1.62cm" svg:height="0.001cm" draw:transform="rotate (-1.5707963267949) translate (18.061cm 8.7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15" draw:style-name="gr4" draw:text-style-name="P10" draw:layer="layout" svg:width="0.007cm" svg:height="1.489cm" draw:transform="rotate (-3.14159265358979) translate (18.895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5;p15" draw:style-name="gr7" draw:text-style-name="P12" draw:layer="layout" svg:width="1.702cm" svg:height="1.059cm" draw:transform="rotate (-1.5707963267949) translate (18.607cm 5.991cm)">
          <text:p text:style-name="P11"><text:span text:style-name="T7">XC1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5" draw:style-name="gr7" draw:text-style-name="P12" draw:layer="layout" svg:width="1.702cm" svg:height="1.059cm" draw:transform="rotate (-1.5707963267949) translate (19.418cm 6.006cm)">
          <text:p text:style-name="P11"><text:span text:style-name="T7">XC1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5" draw:style-name="gr3" draw:text-style-name="P9" draw:layer="layout" svg:width="0.81cm" svg:height="3.701cm" svg:x="19.299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5" draw:style-name="gr4" draw:text-style-name="P10" draw:layer="layout" svg:width="0.007cm" svg:height="1.489cm" draw:transform="rotate (-3.14159265358979) translate (19.706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9;p15" draw:style-name="gr6" draw:text-style-name="P10" draw:layer="layout" svg:width="1.621cm" svg:height="0.001cm" draw:transform="rotate (1.5702727280193) translate (19.68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15" draw:style-name="gr7" draw:text-style-name="P12" draw:layer="layout" svg:width="1.702cm" svg:height="1.059cm" draw:transform="rotate (-1.5707963267949) translate (20.229cm 6.006cm)">
          <text:p text:style-name="P11"><text:span text:style-name="T7">XC18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5" draw:style-name="gr7" draw:text-style-name="P12" draw:layer="layout" svg:width="0.999cm" svg:height="0.89cm" draw:transform="rotate (-1.5690509975429) translate (19.333cm 1.911cm)">
          <text:p text:style-name="P11"><text:span text:style-name="T5">ID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5" draw:style-name="gr7" draw:text-style-name="P12" draw:layer="layout" svg:width="0.999cm" svg:height="0.89cm" draw:transform="rotate (-1.5690509975429) translate (20.121cm 1.911cm)">
          <text:p text:style-name="P11"><text:span text:style-name="T5">I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5" draw:style-name="gr3" draw:text-style-name="P9" draw:layer="layout" svg:width="0.81cm" svg:height="3.701cm" svg:x="20.92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5" draw:style-name="gr3" draw:text-style-name="P9" draw:layer="layout" svg:width="0.81cm" svg:height="3.701cm" svg:x="21.731cm" svg:y="5.00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5" draw:style-name="gr5" draw:text-style-name="P10" draw:layer="layout" svg:width="1.621cm" svg:height="0.001cm" draw:transform="rotate (1.5702727280193) translate (21.349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15" draw:style-name="gr6" draw:text-style-name="P10" draw:layer="layout" svg:width="1.621cm" svg:height="0.001cm" draw:transform="rotate (1.5702727280193) translate (22.136cm 5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15" draw:style-name="gr4" draw:text-style-name="P10" draw:layer="layout" svg:width="1.62cm" svg:height="0.001cm" draw:transform="rotate (-1.5707963267949) translate (21.304cm 8.7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15" draw:style-name="gr4" draw:text-style-name="P10" draw:layer="layout" svg:width="0.007cm" svg:height="1.489cm" draw:transform="rotate (-3.14159265358979) translate (22.139cm 10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9;p15" draw:style-name="gr7" draw:text-style-name="P12" draw:layer="layout" svg:width="1.702cm" svg:height="1.059cm" draw:transform="rotate (-1.5707963267949) translate (21.85cm 5.992cm)">
          <text:p text:style-name="P11"><text:span text:style-name="T7">XC1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15" draw:style-name="gr7" draw:text-style-name="P12" draw:layer="layout" svg:width="1.702cm" svg:height="1.059cm" draw:transform="rotate (-1.5707963267949) translate (22.661cm 6.006cm)">
          <text:p text:style-name="P11"><text:span text:style-name="T7">XC2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15" draw:style-name="gr7" draw:text-style-name="P12" draw:layer="layout" svg:width="7.999cm" svg:height="1.693cm" svg:x="0cm" svg:y="0cm">
          <text:p text:style-name="P11"><text:span text:style-name="T6">Borniers de commande </text:span></text:p>
          <text:p text:style-name="P11"><text:span text:style-name="T6">Partie boutons et capteur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15" draw:style-name="gr7" draw:text-style-name="P12" draw:layer="layout" svg:width="2.999cm" svg:height="0.89cm" draw:transform="rotate (-1.5697491292437) translate (12.33cm 10.5cm)">
          <text:p text:style-name="P11"><text:span text:style-name="T8">XD1</text:span><text:span text:style-name="T5">-(switch NO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15" draw:style-name="gr7" draw:text-style-name="P12" draw:layer="layout" svg:width="2.396cm" svg:height="0.89cm" draw:transform="rotate (-1.5694000633933) translate (22.722cm 1.213cm)">
          <text:p text:style-name="P11"><text:span text:style-name="T8">S1-S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5" draw:style-name="gr7" draw:text-style-name="P12" draw:layer="layout" svg:width="1.499cm" svg:height="0.89cm" draw:transform="rotate (-1.5690509975429) translate (21.754cm 1.661cm)">
          <text:p text:style-name="P11"><text:span text:style-name="T5">+ 24 V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5" draw:style-name="gr7" draw:text-style-name="P12" draw:layer="layout" svg:width="2.999cm" svg:height="0.89cm" draw:transform="rotate (-1.5690509975429) translate (13.137cm 10.499cm)">
          <text:p text:style-name="P11"><text:span text:style-name="T8">XD4</text:span><text:span text:style-name="T5">-(switch NF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15" draw:style-name="gr7" draw:text-style-name="P12" draw:layer="layout" svg:width="2.499cm" svg:height="0.89cm" draw:transform="rotate (-1.5694000633933) translate (13.906cm 10.699cm)">
          <text:p text:style-name="P11"><text:span text:style-name="T8">XD30</text:span><text:span text:style-name="T5">-(BAU1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5" draw:style-name="gr7" draw:text-style-name="P12" draw:layer="layout" svg:width="2.999cm" svg:height="0.89cm" draw:transform="rotate (-1.5690509975429) translate (15.339cm 10.499cm)">
          <text:p text:style-name="P11"><text:span text:style-name="T8">XD21 / XD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5" draw:style-name="gr7" draw:text-style-name="P12" draw:layer="layout" svg:width="2.499cm" svg:height="0.89cm" draw:transform="rotate (-1.5694000633933) translate (16.174cm 10.699cm)">
          <text:p text:style-name="P11"><text:span text:style-name="T8">XD22</text:span><text:span text:style-name="T5">-(BP1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15" draw:style-name="gr7" draw:text-style-name="P12" draw:layer="layout" svg:width="2.499cm" svg:height="0.89cm" draw:transform="rotate (-1.5694000633933) translate (16.99cm 10.699cm)">
          <text:p text:style-name="P11"><text:span text:style-name="T8">XD10</text:span><text:span text:style-name="T5">-(BP4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15" draw:style-name="gr7" draw:text-style-name="P12" draw:layer="layout" svg:width="2.499cm" svg:height="0.89cm" draw:transform="rotate (-1.5694000633933) translate (21.743cm 10.599cm)">
          <text:p text:style-name="P11"><text:span text:style-name="T8">XD28</text:span><text:span text:style-name="T5">-(BAU2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15" draw:style-name="gr7" draw:text-style-name="P12" draw:layer="layout" svg:width="2.499cm" svg:height="0.89cm" draw:transform="rotate (-1.5694000633933) translate (22.576cm 10.599cm)">
          <text:p text:style-name="P11"><text:span text:style-name="T8">XD29</text:span><text:span text:style-name="T5">-(BAU2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15" draw:style-name="gr7" draw:text-style-name="P12" draw:layer="layout" svg:width="2.999cm" svg:height="0.89cm" draw:transform="rotate (-1.5690509975429) translate (18.489cm 10.499cm)">
          <text:p text:style-name="P11"><text:span text:style-name="T8">XD15 / XD2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5" draw:style-name="gr7" draw:text-style-name="P12" draw:layer="layout" svg:width="2.499cm" svg:height="0.89cm" draw:transform="rotate (-1.5694000633933) translate (19.34cm 10.699cm)">
          <text:p text:style-name="P11"><text:span text:style-name="T8">XD16</text:span><text:span text:style-name="T5">-(BP3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5" draw:style-name="gr7" draw:text-style-name="P12" draw:layer="layout" svg:width="2.499cm" svg:height="0.89cm" draw:transform="rotate (-1.5694000633933) translate (20.14cm 10.699cm)">
          <text:p text:style-name="P11"><text:span text:style-name="T8">XD24</text:span><text:span text:style-name="T5">-(BP2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1237e757f6c_0_6:notes" draw:style-name="gr1" draw:layer="layout" svg:width="16.932cm" svg:height="9.524cm" svg:x="1.059cm" svg:y="1.905cm" draw:page-number="3" presentation:class="page"/>
          <draw:frame draw:name="Google Shape;112;g1237e757f6c_0_6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239;p16" draw:style-name="gr11" draw:text-style-name="P15" draw:layer="layout" svg:width="0.81cm" svg:height="3.701cm" svg:x="7.871cm" svg:y="5.63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16" draw:style-name="gr7" draw:text-style-name="P12" draw:layer="layout" svg:width="9.472cm" svg:height="1.101cm" svg:x="0cm" svg:y="0cm">
          <text:p text:style-name="P1"><text:span text:style-name="T6">Borniers de puissance et d’alimentation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16" draw:style-name="gr11" draw:text-style-name="P15" draw:layer="layout" svg:width="0.81cm" svg:height="3.701cm" svg:x="8.682cm" svg:y="5.63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16" draw:style-name="gr11" draw:text-style-name="P15" draw:layer="layout" svg:width="0.81cm" svg:height="3.701cm" svg:x="9.493cm" svg:y="5.63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16" draw:style-name="gr6" draw:text-style-name="P10" draw:layer="layout" svg:width="1.621cm" svg:height="0.001cm" draw:transform="rotate (1.5702727280193) translate (8.276cm 5.6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16" draw:style-name="gr6" draw:text-style-name="P10" draw:layer="layout" svg:width="1.621cm" svg:height="0.001cm" draw:transform="rotate (1.5702727280193) translate (9.087cm 5.6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16" draw:style-name="gr6" draw:text-style-name="P10" draw:layer="layout" svg:width="1.621cm" svg:height="0.001cm" draw:transform="rotate (1.5702727280193) translate (9.947cm 5.6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16" draw:style-name="gr4" draw:text-style-name="P10" draw:layer="layout" svg:width="0.007cm" svg:height="1.489cm" draw:transform="rotate (-0.11065387457644) translate (9.185cm 9.3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7;p16" draw:style-name="gr4" draw:text-style-name="P10" draw:layer="layout" svg:width="0.007cm" svg:height="1.489cm" draw:transform="rotate (-0.11065387457644) translate (9.996cm 9.3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8;p16" draw:style-name="gr4" draw:text-style-name="P10" draw:layer="layout" svg:width="0.007cm" svg:height="1.489cm" draw:transform="rotate (-0.11065387457644) translate (8.4cm 9.3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9;p16" draw:style-name="gr7" draw:text-style-name="P12" draw:layer="layout" svg:width="2.499cm" svg:height="0.89cm" draw:transform="rotate (-1.5694000633933) translate (8.715cm 1.432cm)">
          <text:p text:style-name="P11"><text:span text:style-name="T5">U(T1) ME30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16" draw:style-name="gr7" draw:text-style-name="P12" draw:layer="layout" svg:width="1.663cm" svg:height="0.89cm" draw:transform="rotate (-1.5692255304681) translate (9.476cm 10.928cm)">
          <text:p text:style-name="P11"><text:span text:style-name="T5">V-M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16" draw:style-name="gr7" draw:text-style-name="P12" draw:layer="layout" svg:width="1.663cm" svg:height="0.89cm" draw:transform="rotate (-1.5692255304681) translate (8.642cm 10.928cm)">
          <text:p text:style-name="P11"><text:span text:style-name="T5">U-M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16" draw:style-name="gr7" draw:text-style-name="P12" draw:layer="layout" svg:width="1.663cm" svg:height="0.89cm" draw:transform="rotate (-1.5692255304681) translate (10.322cm 10.928cm)">
          <text:p text:style-name="P11"><text:span text:style-name="T5">W-M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16" draw:style-name="gr9" draw:text-style-name="P13" draw:layer="layout" svg:width="0.81cm" svg:height="3.701cm" svg:x="16.086cm" svg:y="5.63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16" draw:style-name="gr10" draw:text-style-name="P14" draw:layer="layout" svg:width="0.81cm" svg:height="3.701cm" svg:x="16.896cm" svg:y="5.63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16" draw:style-name="gr6" draw:text-style-name="P10" draw:layer="layout" svg:width="1.621cm" svg:height="0.001cm" draw:transform="rotate (1.5702727280193) translate (16.896cm 5.6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;p16" draw:style-name="gr4" draw:text-style-name="P10" draw:layer="layout" svg:width="0.007cm" svg:height="1.489cm" draw:transform="rotate (-3.14159265358979) translate (16.903cm 10.8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7;p16" draw:style-name="gr7" draw:text-style-name="P12" draw:layer="layout" svg:width="1.807cm" svg:height="0.89cm" draw:transform="rotate (-1.5694000633933) translate (17.327cm 10.913cm)">
          <text:p text:style-name="P11"><text:span text:style-name="T5">Terr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16" draw:style-name="gr7" draw:text-style-name="P12" draw:layer="layout" svg:width="1.807cm" svg:height="0.89cm" draw:transform="rotate (-1.5694000633933) translate (17.327cm 2.252cm)">
          <text:p text:style-name="P11"><text:span text:style-name="T5">Terr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16" draw:style-name="gr7" draw:text-style-name="P12" draw:layer="layout" svg:width="1.702cm" svg:height="1.059cm" draw:transform="rotate (-1.5707963267949) translate (8.752cm 6.636cm)">
          <text:p text:style-name="P11"><text:span text:style-name="T7">XM-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16" draw:style-name="gr7" draw:text-style-name="P12" draw:layer="layout" svg:width="1.702cm" svg:height="1.059cm" draw:transform="rotate (-1.5707963267949) translate (9.585cm 6.636cm)">
          <text:p text:style-name="P11"><text:span text:style-name="T7">XM-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16" draw:style-name="gr7" draw:text-style-name="P12" draw:layer="layout" svg:width="1.702cm" svg:height="1.059cm" draw:transform="rotate (-1.5707963267949) translate (10.423cm 6.636cm)">
          <text:p text:style-name="P11"><text:span text:style-name="T7">XM-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16" draw:style-name="gr7" draw:text-style-name="P12" draw:layer="layout" svg:width="1.702cm" svg:height="1.059cm" draw:transform="rotate (-1.5707963267949) translate (17.417cm 6.693cm)">
          <text:p text:style-name="P11"><text:span text:style-name="T7">X-P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16" draw:style-name="gr12" draw:text-style-name="P16" draw:layer="layout" svg:width="0.81cm" svg:height="3.701cm" svg:x="12.268cm" svg:y="5.66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16" draw:style-name="gr6" draw:text-style-name="P10" draw:layer="layout" svg:width="1.621cm" svg:height="0.001cm" draw:transform="rotate (1.5702727280193) translate (12.673cm 5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p16" draw:style-name="gr4" draw:text-style-name="P10" draw:layer="layout" svg:width="0.007cm" svg:height="1.489cm" draw:transform="rotate (-3.14159265358979) translate (12.676cm 10.8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6;p16" draw:style-name="gr12" draw:text-style-name="P16" draw:layer="layout" svg:width="0.81cm" svg:height="3.701cm" svg:x="13.079cm" svg:y="5.66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16" draw:style-name="gr6" draw:text-style-name="P10" draw:layer="layout" svg:width="1.621cm" svg:height="0.001cm" draw:transform="rotate (1.5702727280193) translate (13.484cm 5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16" draw:style-name="gr4" draw:text-style-name="P10" draw:layer="layout" svg:width="0.007cm" svg:height="1.489cm" draw:transform="rotate (-3.14159265358979) translate (13.487cm 10.8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9;p16" draw:style-name="gr12" draw:text-style-name="P16" draw:layer="layout" svg:width="0.81cm" svg:height="3.701cm" svg:x="13.89cm" svg:y="5.66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16" draw:style-name="gr6" draw:text-style-name="P10" draw:layer="layout" svg:width="1.621cm" svg:height="0.001cm" draw:transform="rotate (1.5702727280193) translate (14.295cm 5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1;p16" draw:style-name="gr4" draw:text-style-name="P10" draw:layer="layout" svg:width="0.007cm" svg:height="1.489cm" draw:transform="rotate (-3.14159265358979) translate (14.297cm 10.8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2;p16" draw:style-name="gr13" draw:text-style-name="P17" draw:layer="layout" svg:width="0.81cm" svg:height="3.701cm" svg:x="11.457cm" svg:y="5.66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16" draw:style-name="gr6" draw:text-style-name="P10" draw:layer="layout" svg:width="1.621cm" svg:height="0.001cm" draw:transform="rotate (1.5702727280193) translate (11.862cm 5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4;p16" draw:style-name="gr4" draw:text-style-name="P10" draw:layer="layout" svg:width="0.007cm" svg:height="1.489cm" draw:transform="rotate (-3.14159265358979) translate (11.865cm 10.8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5;p16" draw:style-name="gr7" draw:text-style-name="P12" draw:layer="layout" svg:width="1.807cm" svg:height="0.89cm" draw:transform="rotate (-1.5694000633933) translate (14.712cm 11.046cm)">
          <text:p text:style-name="P11"><text:span text:style-name="T5">Phase 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16" draw:style-name="gr7" draw:text-style-name="P12" draw:layer="layout" svg:width="1.807cm" svg:height="0.89cm" draw:transform="rotate (-1.5694000633933) translate (13.923cm 11.046cm)">
          <text:p text:style-name="P11"><text:span text:style-name="T5">Phase 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16" draw:style-name="gr7" draw:text-style-name="P12" draw:layer="layout" svg:width="1.807cm" svg:height="0.89cm" draw:transform="rotate (-1.5694000633933) translate (13.133cm 11.046cm)">
          <text:p text:style-name="P11"><text:span text:style-name="T5">Phase 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16" draw:style-name="gr7" draw:text-style-name="P12" draw:layer="layout" svg:width="1.807cm" svg:height="0.89cm" draw:transform="rotate (-1.5694000633933) translate (12.268cm 11.046cm)">
          <text:p text:style-name="P11"><text:span text:style-name="T5">Neutr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16" draw:style-name="gr7" draw:text-style-name="P12" draw:layer="layout" svg:width="1.807cm" svg:height="0.89cm" draw:transform="rotate (-1.5694000633933) translate (14.731cm 2.287cm)">
          <text:p text:style-name="P11"><text:span text:style-name="T5">Phase 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16" draw:style-name="gr7" draw:text-style-name="P12" draw:layer="layout" svg:width="1.807cm" svg:height="0.89cm" draw:transform="rotate (-1.5694000633933) translate (13.923cm 2.287cm)">
          <text:p text:style-name="P11"><text:span text:style-name="T5">Phase 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16" draw:style-name="gr7" draw:text-style-name="P12" draw:layer="layout" svg:width="1.807cm" svg:height="0.89cm" draw:transform="rotate (-1.5694000633933) translate (13.133cm 2.287cm)">
          <text:p text:style-name="P11"><text:span text:style-name="T5">Phase 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16" draw:style-name="gr7" draw:text-style-name="P12" draw:layer="layout" svg:width="1.807cm" svg:height="0.89cm" draw:transform="rotate (-1.5694000633933) translate (12.268cm 2.287cm)">
          <text:p text:style-name="P11"><text:span text:style-name="T5">Neutr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16" draw:style-name="gr7" draw:text-style-name="P12" draw:layer="layout" svg:width="2.199cm" svg:height="1.059cm" draw:transform="rotate (-1.5707963267949) translate (13.208cm 6.415cm)">
          <text:p text:style-name="P11"><text:span text:style-name="T7">XP2-L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16" draw:style-name="gr7" draw:text-style-name="P12" draw:layer="layout" svg:width="2.199cm" svg:height="1.059cm" draw:transform="rotate (-1.5707963267949) translate (12.37cm 6.472cm)">
          <text:p text:style-name="P11"><text:span text:style-name="T10">XP1-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16" draw:style-name="gr7" draw:text-style-name="P12" draw:layer="layout" svg:width="2.199cm" svg:height="1.059cm" draw:transform="rotate (-1.5707963267949) translate (14.008cm 6.415cm)">
          <text:p text:style-name="P11"><text:span text:style-name="T7">XP3-L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16" draw:style-name="gr7" draw:text-style-name="P12" draw:layer="layout" svg:width="2.199cm" svg:height="1.059cm" draw:transform="rotate (-1.5707963267949) translate (14.808cm 6.415cm)">
          <text:p text:style-name="P11"><text:span text:style-name="T7">XP4-L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16" draw:style-name="gr7" draw:text-style-name="P12" draw:layer="layout" svg:width="2.499cm" svg:height="0.89cm" draw:transform="rotate (-1.5694000633933) translate (9.527cm 1.432cm)">
          <text:p text:style-name="P11"><text:span text:style-name="T5">V(T2) ME30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16" draw:style-name="gr7" draw:text-style-name="P12" draw:layer="layout" svg:width="2.499cm" svg:height="0.89cm" draw:transform="rotate (-1.5694000633933) translate (10.386cm 1.432cm)">
          <text:p text:style-name="P11"><text:span text:style-name="T5">W(T3) ME30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1237e757f6c_0_147:notes" draw:style-name="gr1" draw:layer="layout" svg:width="16.932cm" svg:height="9.524cm" svg:x="1.059cm" svg:y="1.905cm" draw:page-number="4" presentation:class="page"/>
          <draw:frame draw:name="Google Shape;237;g1237e757f6c_0_147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9"/>
    <meta:generator>LibreOfficeDev/6.0.5.2$Linux_X86_64 LibreOffice_project/</meta:generator>
  </office:meta>
</office:document-meta>
</file>